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3088" calcext:value-type="float">
            <text:p>53.6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0896" calcext:value-type="float">
            <text:p>53.6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1688" calcext:value-type="float">
            <text:p>53.8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9832" calcext:value-type="float">
            <text:p>53.5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9664" calcext:value-type="float">
            <text:p>53.6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5656" calcext:value-type="float">
            <text:p>53.6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1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9728" calcext:value-type="float">
            <text:p>53.4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1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524" calcext:value-type="float">
            <text:p>53.3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1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1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348" calcext:value-type="float">
            <text:p>54.5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9424" calcext:value-type="float">
            <text:p>55.5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1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2152" calcext:value-type="float">
            <text:p>56.8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0168" calcext:value-type="float">
            <text:p>56.9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9192" calcext:value-type="float">
            <text:p>56.0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472" calcext:value-type="float">
            <text:p>56.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06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4376" calcext:value-type="float">
            <text:p>54.8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0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6096" calcext:value-type="float">
            <text:p>53.3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0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0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292" calcext:value-type="float">
            <text:p>53.8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0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200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9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9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8744" calcext:value-type="float">
            <text:p>53.9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97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856" calcext:value-type="float">
            <text:p>53.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9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576" calcext:value-type="float">
            <text:p>53.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9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62" calcext:value-type="float">
            <text:p>53.4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9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376" calcext:value-type="float">
            <text:p>52.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9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9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36" calcext:value-type="float">
            <text:p>51.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8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02" calcext:value-type="float">
            <text:p>51.1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86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5304" calcext:value-type="float">
            <text:p>53.1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8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3984" calcext:value-type="float">
            <text:p>53.9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8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9232" calcext:value-type="float">
            <text:p>52.5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8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7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7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9824" calcext:value-type="float">
            <text:p>51.1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7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0848" calcext:value-type="float">
            <text:p>47.1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7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7168" calcext:value-type="float">
            <text:p>48.2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7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5064" calcext:value-type="float">
            <text:p>43.5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6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5744" calcext:value-type="float">
            <text:p>45.1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6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4296" calcext:value-type="float">
            <text:p>42.7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6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9776" calcext:value-type="float">
            <text:p>40.8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6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3472" calcext:value-type="float">
            <text:p>40.7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6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6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6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6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852" calcext:value-type="float">
            <text:p>33.8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6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5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5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8168" calcext:value-type="float">
            <text:p>33.3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5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5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5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5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5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5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5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5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4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4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8928" calcext:value-type="float">
            <text:p>20.3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4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46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4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4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4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6801</text:p>
          </table:table-cell>
          <table:table-cell office:value-type="string" calcext:value-type="string">
            <text:p>Claytonville Quad</text:p>
          </table:table-cell>
          <table:table-cell office:value-type="string" calcext:value-type="string">
            <text:p>1937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44" meta:object-count="0"/>
    <meta:user-defined meta:name="AppVersion">3.0</meta:user-defined>
  </office:meta>
</office:document-meta>
</file>